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406cm" table:align="left"/>
    </style:style>
    <style:style style:name="Table1.A" style:family="table-column">
      <style:table-column-properties style:column-width="6.40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3" style:family="paragraph" style:parent-style-name="Heading_20_2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 Range</text:h>
      <text:p text:style-name="Text_20_body">Interval of ordered values</text:p>
      <text:p text:style-name="P2"><text:bookmark text:name="TOC"/></text:p>
      <text:h text:style-name="P3" text:outline-level="2"><text:bookmark text:name="TOC_Title"/>Table of Contents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s://docs.perl6.org/type/Range.html#Ranges_in_subscripts" text:style-name="Internet_20_link" text:visited-style-name="Visited_20_Internet_20_Link">Ranges in subscript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Shifting_and_scaling_intervals" text:style-name="Internet_20_link" text:visited-style-name="Visited_20_Internet_20_Link">Shifting and scaling interval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atching_against_Ranges" text:style-name="Internet_20_link" text:visited-style-name="Visited_20_Internet_20_Link">Matching against Rang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s" text:style-name="Internet_20_link" text:visited-style-name="Visited_20_Internet_20_Link">Metho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ACCEPTS" text:style-name="Internet_20_link" text:visited-style-name="Visited_20_Internet_20_Link">method ACCEPT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min" text:style-name="Internet_20_link" text:visited-style-name="Visited_20_Internet_20_Link">method mi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excludes-min" text:style-name="Internet_20_link" text:visited-style-name="Visited_20_Internet_20_Link">method excludes-mi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max" text:style-name="Internet_20_link" text:visited-style-name="Visited_20_Internet_20_Link">method ma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excludes-max" text:style-name="Internet_20_link" text:visited-style-name="Visited_20_Internet_20_Link">method excludes-ma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bounds" text:style-name="Internet_20_link" text:visited-style-name="Visited_20_Internet_20_Link">method boun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infinite" text:style-name="Internet_20_link" text:visited-style-name="Visited_20_Internet_20_Link">method infinit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is-int" text:style-name="Internet_20_link" text:visited-style-name="Visited_20_Internet_20_Link">method is-in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int-bounds" text:style-name="Internet_20_link" text:visited-style-name="Visited_20_Internet_20_Link">method int-boun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minmax" text:style-name="Internet_20_link" text:visited-style-name="Visited_20_Internet_20_Link">method minma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elems" text:style-name="Internet_20_link" text:visited-style-name="Visited_20_Internet_20_Link">method elem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list" text:style-name="Internet_20_link" text:visited-style-name="Visited_20_Internet_20_Link">method lis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flat" text:style-name="Internet_20_link" text:visited-style-name="Visited_20_Internet_20_Link">method fla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pick" text:style-name="Internet_20_link" text:visited-style-name="Visited_20_Internet_20_Link">method pick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roll" text:style-name="Internet_20_link" text:visited-style-name="Visited_20_Internet_20_Link">method rol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sum" text:style-name="Internet_20_link" text:visited-style-name="Visited_20_Internet_20_Link">method sum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reverse" text:style-name="Internet_20_link" text:visited-style-name="Visited_20_Internet_20_Link">method rever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Capture" text:style-name="Internet_20_link" text:visited-style-name="Visited_20_Internet_20_Link">method Captur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method_rand" text:style-name="Internet_20_link" text:visited-style-name="Visited_20_Internet_20_Link">method ra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Type_Graph" text:style-name="Internet_20_link" text:visited-style-name="Visited_20_Internet_20_Link">Type Grap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Routines_supplied_by_role_Positional" text:style-name="Internet_20_link" text:visited-style-name="Visited_20_Internet_20_Link">Routines supplied by role Position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Positional)_method_of" text:style-name="Internet_20_link" text:visited-style-name="Visited_20_Internet_20_Link">(Positional) method of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Routines_supplied_by_role_Iterable" text:style-name="Internet_20_link" text:visited-style-name="Visited_20_Internet_20_Link">Routines supplied by role Iterabl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Iterable)_method_iterator" text:style-name="Internet_20_link" text:visited-style-name="Visited_20_Internet_20_Link">(Iterable) method iterato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Iterable)_method_flat" text:style-name="Internet_20_link" text:visited-style-name="Visited_20_Internet_20_Link">(Iterable) method fla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Iterable)_method_lazy" text:style-name="Internet_20_link" text:visited-style-name="Visited_20_Internet_20_Link">(Iterable) method lazy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Iterable)_method_hyper" text:style-name="Internet_20_link" text:visited-style-name="Visited_20_Internet_20_Link">(Iterable) method hyp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Options_degree_and_batch" text:style-name="Internet_20_link" text:visited-style-name="Visited_20_Internet_20_Link">Options degree and bat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Iterable)_method_race" text:style-name="Internet_20_link" text:visited-style-name="Visited_20_Internet_20_Link">(Iterable) method rac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Routines_supplied_by_class_Cool" text:style-name="Internet_20_link" text:visited-style-name="Visited_20_Internet_20_Link">Routines supplied by class Coo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bs" text:style-name="Internet_20_link" text:visited-style-name="Visited_20_Internet_20_Link">(Cool) routine ab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conj" text:style-name="Internet_20_link" text:visited-style-name="Visited_20_Internet_20_Link">(Cool) method conj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sqrt" text:style-name="Internet_20_link" text:visited-style-name="Visited_20_Internet_20_Link">(Cool) routine sqrt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docs.perl6.org/type/Range.html#(Cool)_method_sign" text:style-name="Internet_20_link" text:visited-style-name="Visited_20_Internet_20_Link">(Cool) method sig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rand" text:style-name="Internet_20_link" text:visited-style-name="Visited_20_Internet_20_Link">(Cool) method ra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sin" text:style-name="Internet_20_link" text:visited-style-name="Visited_20_Internet_20_Link">(Cool) routine si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sin" text:style-name="Internet_20_link" text:visited-style-name="Visited_20_Internet_20_Link">(Cool) routine asi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os" text:style-name="Internet_20_link" text:visited-style-name="Visited_20_Internet_20_Link">(Cool) routine co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cos" text:style-name="Internet_20_link" text:visited-style-name="Visited_20_Internet_20_Link">(Cool) routine aco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tan" text:style-name="Internet_20_link" text:visited-style-name="Visited_20_Internet_20_Link">(Cool) routine ta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tan" text:style-name="Internet_20_link" text:visited-style-name="Visited_20_Internet_20_Link">(Cool) routine ata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tan2" text:style-name="Internet_20_link" text:visited-style-name="Visited_20_Internet_20_Link">(Cool) routine atan2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sec" text:style-name="Internet_20_link" text:visited-style-name="Visited_20_Internet_20_Link">(Cool) method se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sec" text:style-name="Internet_20_link" text:visited-style-name="Visited_20_Internet_20_Link">(Cool) routine ase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osec" text:style-name="Internet_20_link" text:visited-style-name="Visited_20_Internet_20_Link">(Cool) routine cose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cosec" text:style-name="Internet_20_link" text:visited-style-name="Visited_20_Internet_20_Link">(Cool) routine acose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otan" text:style-name="Internet_20_link" text:visited-style-name="Visited_20_Internet_20_Link">(Cool) routine cota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cotan" text:style-name="Internet_20_link" text:visited-style-name="Visited_20_Internet_20_Link">(Cool) routine acota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sinh" text:style-name="Internet_20_link" text:visited-style-name="Visited_20_Internet_20_Link">(Cool) routine si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sinh" text:style-name="Internet_20_link" text:visited-style-name="Visited_20_Internet_20_Link">(Cool) routine asi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osh" text:style-name="Internet_20_link" text:visited-style-name="Visited_20_Internet_20_Link">(Cool) routine cos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cosh" text:style-name="Internet_20_link" text:visited-style-name="Visited_20_Internet_20_Link">(Cool) routine acos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tanh" text:style-name="Internet_20_link" text:visited-style-name="Visited_20_Internet_20_Link">(Cool) routine ta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tanh" text:style-name="Internet_20_link" text:visited-style-name="Visited_20_Internet_20_Link">(Cool) routine ata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sech" text:style-name="Internet_20_link" text:visited-style-name="Visited_20_Internet_20_Link">(Cool) routine se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sech" text:style-name="Internet_20_link" text:visited-style-name="Visited_20_Internet_20_Link">(Cool) routine ase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osech" text:style-name="Internet_20_link" text:visited-style-name="Visited_20_Internet_20_Link">(Cool) routine cose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cosech" text:style-name="Internet_20_link" text:visited-style-name="Visited_20_Internet_20_Link">(Cool) routine acose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otanh" text:style-name="Internet_20_link" text:visited-style-name="Visited_20_Internet_20_Link">(Cool) routine cota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acotanh" text:style-name="Internet_20_link" text:visited-style-name="Visited_20_Internet_20_Link">(Cool) routine acota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is" text:style-name="Internet_20_link" text:visited-style-name="Visited_20_Internet_20_Link">(Cool) routine ci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log" text:style-name="Internet_20_link" text:visited-style-name="Visited_20_Internet_20_Link">(Cool) routine lo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log10" text:style-name="Internet_20_link" text:visited-style-name="Visited_20_Internet_20_Link">(Cool) routine log10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exp" text:style-name="Internet_20_link" text:visited-style-name="Visited_20_Internet_20_Link">(Cool) method ex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unpolar" text:style-name="Internet_20_link" text:visited-style-name="Visited_20_Internet_20_Link">(Cool) method unpol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round" text:style-name="Internet_20_link" text:visited-style-name="Visited_20_Internet_20_Link">(Cool) routine rou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floor" text:style-name="Internet_20_link" text:visited-style-name="Visited_20_Internet_20_Link">(Cool) routine floo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eiling" text:style-name="Internet_20_link" text:visited-style-name="Visited_20_Internet_20_Link">(Cool) routine ceil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truncate" text:style-name="Internet_20_link" text:visited-style-name="Visited_20_Internet_20_Link">(Cool) routine truncat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ord" text:style-name="Internet_20_link" text:visited-style-name="Visited_20_Internet_20_Link">(Cool) routine or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path" text:style-name="Internet_20_link" text:visited-style-name="Visited_20_Internet_20_Link">(Cool) method pa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hr" text:style-name="Internet_20_link" text:visited-style-name="Visited_20_Internet_20_Link">(Cool) routine ch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hars" text:style-name="Internet_20_link" text:visited-style-name="Visited_20_Internet_20_Link">(Cool) routine cha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odes" text:style-name="Internet_20_link" text:visited-style-name="Visited_20_Internet_20_Link">(Cool) routine cod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flip" text:style-name="Internet_20_link" text:visited-style-name="Visited_20_Internet_20_Link">(Cool) routine fli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trim" text:style-name="Internet_20_link" text:visited-style-name="Visited_20_Internet_20_Link">(Cool) routine trim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docs.perl6.org/type/Range.html#(Cool)_routine_trim-leading" text:style-name="Internet_20_link" text:visited-style-name="Visited_20_Internet_20_Link">(Cool) routine trim-lead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trim-trailing" text:style-name="Internet_20_link" text:visited-style-name="Visited_20_Internet_20_Link">(Cool) routine trim-trail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lc" text:style-name="Internet_20_link" text:visited-style-name="Visited_20_Internet_20_Link">(Cool) routine l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uc" text:style-name="Internet_20_link" text:visited-style-name="Visited_20_Internet_20_Link">(Cool) routine u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fc" text:style-name="Internet_20_link" text:visited-style-name="Visited_20_Internet_20_Link">(Cool) routine f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tc" text:style-name="Internet_20_link" text:visited-style-name="Visited_20_Internet_20_Link">(Cool) routine t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tclc" text:style-name="Internet_20_link" text:visited-style-name="Visited_20_Internet_20_Link">(Cool) routine tcl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wordcase" text:style-name="Internet_20_link" text:visited-style-name="Visited_20_Internet_20_Link">(Cool) routine wordca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samecase" text:style-name="Internet_20_link" text:visited-style-name="Visited_20_Internet_20_Link">(Cool) routine sameca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uniprop" text:style-name="Internet_20_link" text:visited-style-name="Visited_20_Internet_20_Link">(Cool) method unipro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uniprops" text:style-name="Internet_20_link" text:visited-style-name="Visited_20_Internet_20_Link">(Cool) method uniprop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uniname" text:style-name="Internet_20_link" text:visited-style-name="Visited_20_Internet_20_Link">(Cool) method uninam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uninames" text:style-name="Internet_20_link" text:visited-style-name="Visited_20_Internet_20_Link">(Cool) method uninam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unimatch" text:style-name="Internet_20_link" text:visited-style-name="Visited_20_Internet_20_Link">(Cool) method unimat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hop" text:style-name="Internet_20_link" text:visited-style-name="Visited_20_Internet_20_Link">(Cool) routine cho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homp" text:style-name="Internet_20_link" text:visited-style-name="Visited_20_Internet_20_Link">(Cool) routine chom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substr" text:style-name="Internet_20_link" text:visited-style-name="Visited_20_Internet_20_Link">(Cool) routine sub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ords" text:style-name="Internet_20_link" text:visited-style-name="Visited_20_Internet_20_Link">(Cool) routine or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hrs" text:style-name="Internet_20_link" text:visited-style-name="Visited_20_Internet_20_Link">(Cool) routine ch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split" text:style-name="Internet_20_link" text:visited-style-name="Visited_20_Internet_20_Link">(Cool) routine spli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lines" text:style-name="Internet_20_link" text:visited-style-name="Visited_20_Internet_20_Link">(Cool) routine lin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words" text:style-name="Internet_20_link" text:visited-style-name="Visited_20_Internet_20_Link">(Cool) method wor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comb" text:style-name="Internet_20_link" text:visited-style-name="Visited_20_Internet_20_Link">(Cool) routine comb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contains" text:style-name="Internet_20_link" text:visited-style-name="Visited_20_Internet_20_Link">(Cool) method contain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index" text:style-name="Internet_20_link" text:visited-style-name="Visited_20_Internet_20_Link">(Cool) routine inde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rindex" text:style-name="Internet_20_link" text:visited-style-name="Visited_20_Internet_20_Link">(Cool) routine rinde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match" text:style-name="Internet_20_link" text:visited-style-name="Visited_20_Internet_20_Link">(Cool) routine mat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fmt" text:style-name="Internet_20_link" text:visited-style-name="Visited_20_Internet_20_Link">(Cool) method fm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roots" text:style-name="Internet_20_link" text:visited-style-name="Visited_20_Internet_20_Link">(Cool) routine root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method_IO" text:style-name="Internet_20_link" text:visited-style-name="Visited_20_Internet_20_Link">(Cool) method IO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EVAL" text:style-name="Internet_20_link" text:visited-style-name="Visited_20_Internet_20_Link">(Cool) routine EV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Range.html#(Cool)_routine_EVALFILE" text:style-name="Internet_20_link" text:visited-style-name="Visited_20_Internet_20_Link">(Cool) routine EVALFILE</text:a></text:p>
          </table:table-cell>
        </table:table-row>
      </table:table>
      <text:p text:style-name="P1">class Range is Iterable does Positional {}</text:p>
      <text:p text:style-name="Text_20_body">Ranges serve two main purposes: to generate lists of consecutive numbers or strings, and to act as a matcher to check if a number or string is within a certain range.</text:p>
      <text:p text:style-name="Text_20_body">Ranges are constructed using one of the four possible range operators, which consist of two dots, and optionally a caret which indicates that the endpoint marked with it is excluded from the range.</text:p>
      <text:p text:style-name="Preformatted_20_Text">1 .. 5;  # 1 &lt;= $x &lt;= 5 </text:p>
      <text:p text:style-name="Preformatted_20_Text">1^.. 5;  # 1 &lt;  $x &lt;= 5 </text:p>
      <text:p text:style-name="Preformatted_20_Text">1 ..^5;  # 1 &lt;= $x &lt;  5 </text:p>
      <text:p text:style-name="P1">1^..^5;  # 1 &lt;  $x &lt;  5 </text:p>
      <text:p text:style-name="Text_20_body">The caret is also a prefix operator for constructing numeric ranges starting from zero:</text:p>
      <text:p text:style-name="Preformatted_20_Text">my $x = 10;</text:p>
      <text:p text:style-name="P1"><text:soft-page-break/>say ^$x;     # same as 0 ..^ $x.Numeric </text:p>
      <text:p text:style-name="Text_20_body">Iterating a range (or calling the <text:span text:style-name="Source_20_Text">list</text:span> method) uses the same semantics as the <text:span text:style-name="Source_20_Text">++</text:span> prefix and postfix operators, i.e., it calls the <text:span text:style-name="Source_20_Text">succ</text:span> method on the start point, and then the generated elements.</text:p>
      <text:p text:style-name="Text_20_body">Ranges always go from small to larger elements; if the start point is bigger than the end point, the range is considered empty.</text:p>
      <text:p text:style-name="Preformatted_20_Text">for 1..5 { .say };       # OUTPUT: «1␤2␤3␤4␤5␤» </text:p>
      <text:p text:style-name="Preformatted_20_Text">('a' ^..^ 'f').list;     # RESULT: «'b', 'c', 'd', 'e'» </text:p>
      <text:p text:style-name="Preformatted_20_Text">5 ~~ ^5;                 # RESULT: «False» </text:p>
      <text:p text:style-name="Preformatted_20_Text">4.5 ~~ 0..^5;            # RESULT: «True» </text:p>
      <text:p text:style-name="P1">(1.1..5).list;           # RESULT: «(1.1, 2.1, 3.1, 4.1)» </text:p>
      <text:p text:style-name="Text_20_body">Use the <text:a xlink:type="simple" xlink:href="https://docs.perl6.org/language/operators#infix_..." text:style-name="Internet_20_link" text:visited-style-name="Visited_20_Internet_20_Link">...</text:a> sequence operator to produce lists of elements that go from larger to smaller values, or to use offsets other than increment-by-1 and other complex cases.</text:p>
      <text:p text:style-name="Text_20_body">Use <text:span text:style-name="Source_20_Text">∞</text:span> or <text:span text:style-name="Source_20_Text">*</text:span> (Whatever) to indicate an end point to be open-ended.</text:p>
      <text:p text:style-name="Preformatted_20_Text">for 1..* { .say };       # start from 1, continue until stopped </text:p>
      <text:p text:style-name="P1">for 1..∞ { .say };       # the same </text:p>
      <text:h text:style-name="Heading_20_2" text:outline-level="2"><text:bookmark text:name="Ranges_in_subscripts"/><text:a xlink:type="simple" xlink:href="https://docs.perl6.org/type/Range.html#___top" text:style-name="Internet_20_link" text:visited-style-name="Visited_20_Internet_20_Link">Ranges in subscripts</text:a></text:h>
      <text:p text:style-name="Text_20_body">A Range can be used in a subscript to get a range of values. Please note that assigning a Range to a scalar container turns the Range into a item. Use binding, @-sigiled containers or a slip to get what you mean.</text:p>
      <text:p text:style-name="Preformatted_20_Text">my @numbers =  &lt;4 8 15 16 23 42&gt;;</text:p>
      <text:p text:style-name="Preformatted_20_Text">my $range := 0..2;</text:p>
      <text:p text:style-name="Preformatted_20_Text">.say for @numbers[$range]; # OUTPUT: «4␤8␤15␤» </text:p>
      <text:p text:style-name="Preformatted_20_Text">my @range = 0..2;</text:p>
      <text:p text:style-name="P1">.say for @numbers[@range]; # OUTPUT: «4␤8␤15␤» </text:p>
      <text:h text:style-name="Heading_20_2" text:outline-level="2"><text:bookmark text:name="Shifting_and_scaling_intervals"/><text:a xlink:type="simple" xlink:href="https://docs.perl6.org/type/Range.html#___top" text:style-name="Internet_20_link" text:visited-style-name="Visited_20_Internet_20_Link">Shifting and scaling intervals</text:a></text:h>
      <text:p text:style-name="Text_20_body">It is possible to shift or scale the interval of a range:</text:p>
      <text:p text:style-name="Preformatted_20_Text">say (1..10) + 1;       # OUTPUT: «2..11␤» </text:p>
      <text:p text:style-name="Preformatted_20_Text">say (1..10) - 1;       # OUTPUT: «0..9␤» </text:p>
      <text:p text:style-name="Preformatted_20_Text">say (1..10) * 2;       # OUTPUT: «2..20␤» </text:p>
      <text:p text:style-name="P1">say (1..10) / 2;       # OUTPUT: «0.5..5.0␤» </text:p>
      <text:h text:style-name="Heading_20_2" text:outline-level="2"><text:bookmark text:name="Matching_against_Ranges"/><text:a xlink:type="simple" xlink:href="https://docs.perl6.org/type/Range.html#___top" text:style-name="Internet_20_link" text:visited-style-name="Visited_20_Internet_20_Link">Matching against Ranges</text:a></text:h>
      <text:p text:style-name="Text_20_body">You can use <text:a xlink:type="simple" xlink:href="https://docs.perl6.org/routine/~~" text:style-name="Internet_20_link" text:visited-style-name="Visited_20_Internet_20_Link">smartmatch</text:a> to match against Ranges.</text:p>
      <text:p text:style-name="Preformatted_20_Text">say 3 ~~ 1..12;          # OUTPUT: «True␤» </text:p>
      <text:p text:style-name="P1">say 2..3 ~~ 1..12;       # OUTPUT: «True␤»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7:06:42.551700508</meta:creation-date>
    <dc:date>2018-05-27T17:12:55.433203346</dc:date>
    <meta:editing-duration>PT6M15S</meta:editing-duration>
    <meta:editing-cycles>1</meta:editing-cycles>
    <meta:document-statistic meta:table-count="1" meta:image-count="0" meta:object-count="0" meta:page-count="4" meta:paragraph-count="153" meta:word-count="757" meta:character-count="4541" meta:non-whitespace-character-count="3806"/>
    <meta:generator>LibreOffice/6.0.3.2$Linux_X86_64 LibreOffice_project/00$Build-2</meta:generator>
  </office:meta>
</office:document-meta>
</file>